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9fd0" officeooo:paragraph-rsid="00099fd0"/>
    </style:style>
    <style:style style:name="P2" style:family="paragraph" style:parent-style-name="Standard" style:list-style-name="L1">
      <style:text-properties officeooo:rsid="00099fd0" officeooo:paragraph-rsid="00099fd0"/>
    </style:style>
    <style:style style:name="P3" style:family="paragraph" style:parent-style-name="Standard" style:list-style-name="L2">
      <style:text-properties officeooo:rsid="00099fd0" officeooo:paragraph-rsid="00099fd0"/>
    </style:style>
    <style:style style:name="P4" style:family="paragraph" style:parent-style-name="Standard" style:list-style-name="L2">
      <style:text-properties officeooo:rsid="000a4fbd" officeooo:paragraph-rsid="000a4fbd"/>
    </style:style>
    <style:style style:name="P5" style:family="paragraph" style:parent-style-name="Standard">
      <style:text-properties officeooo:rsid="000a4fbd" officeooo:paragraph-rsid="000a4fbd"/>
    </style:style>
    <style:style style:name="P6" style:family="paragraph" style:parent-style-name="Standard">
      <style:text-properties officeooo:rsid="000a8ef9" officeooo:paragraph-rsid="000a8ef9"/>
    </style:style>
    <style:style style:name="P7" style:family="paragraph" style:parent-style-name="Standard" style:list-style-name="L3">
      <style:text-properties officeooo:rsid="000a8ef9" officeooo:paragraph-rsid="000a8ef9"/>
    </style:style>
    <style:style style:name="P8" style:family="paragraph" style:parent-style-name="Standard" style:list-style-name="L5">
      <style:text-properties officeooo:rsid="000a8ef9" officeooo:paragraph-rsid="000a8ef9"/>
    </style:style>
    <style:style style:name="P9" style:family="paragraph" style:parent-style-name="Standard" style:list-style-name="L5">
      <style:text-properties fo:color="#000000" officeooo:rsid="000a8ef9" officeooo:paragraph-rsid="000a8ef9"/>
    </style:style>
    <style:style style:name="P10" style:family="paragraph" style:parent-style-name="Standard">
      <style:text-properties fo:color="#000000" officeooo:rsid="000ac4ae" officeooo:paragraph-rsid="000ac4ae"/>
    </style:style>
    <style:style style:name="P11" style:family="paragraph" style:parent-style-name="Standard" style:list-style-name="L6">
      <style:paragraph-properties fo:text-align="justify" style:justify-single-word="false"/>
      <style:text-properties fo:color="#000000" officeooo:rsid="000ac4ae" officeooo:paragraph-rsid="000ac4ae"/>
    </style:style>
    <style:style style:name="P12" style:family="paragraph" style:parent-style-name="Standard" style:list-style-name="L6">
      <style:paragraph-properties fo:text-align="justify" style:justify-single-word="false"/>
      <style:text-properties fo:color="#000000" fo:font-style="normal" fo:font-weight="normal" officeooo:rsid="000ac4ae" officeooo:paragraph-rsid="000ac4a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tyle="normal" fo:font-weight="normal" officeooo:rsid="000ac4ae" officeooo:paragraph-rsid="000ac4ae" style:font-style-asian="normal" style:font-weight-asian="normal" style:font-style-complex="normal" style:font-weight-complex="normal"/>
    </style:style>
    <style:style style:name="P14" style:family="paragraph" style:parent-style-name="Standard" style:list-style-name="L7">
      <style:paragraph-properties fo:text-align="justify" style:justify-single-word="false"/>
      <style:text-properties fo:color="#000000" fo:font-style="normal" fo:font-weight="normal" officeooo:rsid="000c71a7" officeooo:paragraph-rsid="000c71a7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tyle="normal" fo:font-weight="normal" officeooo:rsid="000c71a7" officeooo:paragraph-rsid="000c71a7" style:font-style-asian="normal" style:font-weight-asian="normal" style:font-style-complex="normal" style:font-weight-complex="normal"/>
    </style:style>
    <style:style style:name="P16" style:family="paragraph" style:parent-style-name="Standard" style:list-style-name="L8">
      <style:paragraph-properties fo:text-align="justify" style:justify-single-word="false"/>
      <style:text-properties fo:color="#000000" fo:font-style="normal" fo:font-weight="normal" officeooo:rsid="000c71a7" officeooo:paragraph-rsid="000c71a7" style:font-style-asian="normal" style:font-weight-asian="normal" style:font-style-complex="normal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4fbd" style:font-weight-asian="bold" style:font-weight-complex="bold"/>
    </style:style>
    <style:style style:name="T5" style:family="text">
      <style:text-properties officeooo:rsid="000a4fbd"/>
    </style:style>
    <style:style style:name="T6" style:family="text">
      <style:text-properties fo:color="#cc0000" fo:font-style="italic" fo:font-weight="bold" officeooo:rsid="000a4fb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a8ef9"/>
    </style:style>
    <style:style style:name="T9" style:family="text">
      <style:text-properties fo:color="#000000"/>
    </style:style>
    <style:style style:name="T10" style:family="text">
      <style:text-properties fo:color="#004586" fo:font-weight="bold" style:font-weight-asian="bold" style:font-weight-complex="bold"/>
    </style:style>
    <style:style style:name="T11" style:family="text">
      <style:text-properties fo:color="#0000cc" fo:font-weight="bold" style:font-weight-asian="bold" style:font-weight-complex="bold"/>
    </style:style>
    <style:style style:name="T12" style:family="text">
      <style:text-properties fo:color="#c5000b" fo:font-weight="bold" style:font-weight-asian="bold" style:font-weight-complex="bold"/>
    </style:style>
    <style:style style:name="T13" style:family="text">
      <style:text-properties fo:color="#c5000b" fo:font-weight="bold" officeooo:rsid="000ac4ae" style:font-weight-asian="bold" style:font-weight-complex="bold"/>
    </style:style>
    <style:style style:name="T14" style:family="text">
      <style:text-properties officeooo:rsid="000c71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iapositiva 2</text:h>
      <text:p text:style-name="P1"/>
      <text:p text:style-name="P1">Cargar el ejemplo <text:span text:style-name="T2">movSERVOROTACIONCONTINUA.bly</text:span> , conectando el robot. </text:p>
      <text:list xml:id="list3361039324840635343" text:style-name="L1">
        <text:list-item>
          <text:p text:style-name="P2">Elección de placa y puerto</text:p>
        </text:list-item>
        <text:list-item>
          <text:p text:style-name="P2">Añadir bloques</text:p>
        </text:list-item>
        <text:list-item>
          <text:p text:style-name="P2">Cómo aparece el código a la derecha (código de ARDUINO)</text:p>
        </text:list-item>
        <text:list-item>
          <text:p text:style-name="P2">Menú derecho en un bloque: duplicar bloques,colapsar, etc. </text:p>
        </text:list-item>
        <text:list-item>
          <text:p text:style-name="P2">Cómo borrar bloques (papelera)</text:p>
        </text:list-item>
      </text:list>
      <text:p text:style-name="P1"/>
      <text:p text:style-name="P1">Explicar preferencias: carpeta de ARDUINO IDE <text:s/>y lenguaje.</text:p>
      <text:p text:style-name="P1"/>
      <text:h text:style-name="Heading_20_2" text:outline-level="2">Diapositiva 3</text:h>
      <text:p text:style-name="P1"/>
      <text:list xml:id="list5348598348691387311" text:style-name="L2">
        <text:list-item>
          <text:p text:style-name="P3">¿Por qué hemos llegado hasta aquí?</text:p>
        </text:list-item>
        <text:list-item>
          <text:p text:style-name="P3">Explicar la PONENCIA introducción a PRINTBOT</text:p>
          <text:list>
            <text:list-item>
              <text:p text:style-name="P3">Entrar en bitbloq y bitbloq1 <text:span text:style-name="T5">(</text:span><text:span text:style-name="T6">ya no disponible</text:span><text:span text:style-name="T5">)</text:span> <text:span text:style-name="T4">¡¡Google CHROME!!</text:span><text:span text:style-name="T5"> </text:span><text:s/>(posibilidad de usarse en clase). <text:span text:style-name="T5">Problema de 64 bits.</text:span></text:p>
            </text:list-item>
          </text:list>
        </text:list-item>
      </text:list>
      <text:p text:style-name="P1"/>
      <text:h text:style-name="Heading_20_2" text:outline-level="2">Diapositiva 4</text:h>
      <text:p text:style-name="P6"/>
      <text:list xml:id="list110214958590069" text:continue-numbering="true" text:style-name="L2">
        <text:list-item>
          <text:p text:style-name="P4">Acceder a la web de visualino: <text:a xlink:type="simple" xlink:href="http://visualino.net/" text:style-name="Internet_20_link" text:visited-style-name="Visited_20_Internet_20_Link">http:visualino.net</text:a> (explicarla un poco). <text:span text:style-name="T8">Acceder al foro, a la página de download. Explicar cómo no te contestan y por qué hace tiempo que no se actualiza. ¿¿??</text:span></text:p>
        </text:list-item>
      </text:list>
      <text:p text:style-name="P5"/>
      <text:h text:style-name="Heading_20_2" text:outline-level="2">Diapositiva 5</text:h>
      <text:p text:style-name="P6"/>
      <text:list xml:id="list8781100305662228566" text:style-name="L3">
        <text:list-item>
          <text:p text:style-name="P7">¿Cómo trabajé con los alumnos? Uso de bitbloq1 y <text:span text:style-name="T1">VISUALINO</text:span></text:p>
        </text:list-item>
        <text:list-item>
          <text:p text:style-name="P7">Abrir los apuntes de <text:span text:style-name="T1">PROCOMÚN</text:span> sobre <text:span text:style-name="T1">VISUALINO</text:span>. Explicarlos un poco. Están en internet y en la carpeta.</text:p>
        </text:list-item>
        <text:list-item>
          <text:p text:style-name="P7">Abrir alguno de los programas de los chavales para la torre de lEDS y POV.</text:p>
        </text:list-item>
      </text:list>
      <text:p text:style-name="P6"/>
      <text:h text:style-name="Heading_20_2" text:outline-level="2">Diapositiva 6</text:h>
      <text:p text:style-name="P6"/>
      <text:list xml:id="list173804561989714629" text:style-name="L5">
        <text:list-item>
          <text:p text:style-name="P8">Conectar la placa con un sensor de ultrasonidos.</text:p>
        </text:list-item>
        <text:list-item>
          <text:p text:style-name="P8">Enseñar el programa <text:span text:style-name="T1">PENDULO.PDF </text:span><text:span text:style-name="T9">(explicar que no se haría así, que es una primera aproximación al problema). Explicar problema del timeout y un poco el programa.</text:span></text:p>
        </text:list-item>
        <text:list-item>
          <text:p text:style-name="P8"><text:span text:style-name="T9">Demostración del péndulo. Monitor. Gráfico.</text:span></text:p>
        </text:list-item>
        <text:list-item>
          <text:p text:style-name="P8"><text:span text:style-name="T9">Programa BLUETOOTH (cambiar placa y puerto). Montar el robot (placa ZUM BT tiene Bluetooth). Abrir <text:s/></text:span><text:span text:style-name="T1">BLUETOOTH.PDF . </text:span></text:p>
        </text:list-item>
        <text:list-item>
          <text:p text:style-name="P9">Explicar el programa.</text:p>
        </text:list-item>
        <text:list-item>
          <text:p text:style-name="P9">Conectarse con el móvil, ROBOPAD++, y controlar el robot con el móvil.</text:p>
        </text:list-item>
        <text:list-item>
          <text:p text:style-name="P9">Conectarse con el <text:span text:style-name="T10">IDE ARDUINO</text:span>, conectar la placa con el sensor de temperatura <text:span text:style-name="T13">DS 18B20</text:span>, y hablar de las limitaciones de <text:span text:style-name="T10">ARDUINO</text:span>. Por ejemplo, no es capaz de conectarse adecuadamente con bibliotecas y objetos. Ver ejemplo <text:span text:style-name="T11">intento_temperatura.bly</text:span></text:p>
        </text:list-item>
      </text:list>
      <text:h text:style-name="Heading_20_2" text:outline-level="2"><text:soft-page-break/>Diapositiva 7</text:h>
      <text:p text:style-name="P10"/>
      <text:list xml:id="list2828676875123884394" text:style-name="L6">
        <text:list-item>
          <text:p text:style-name="P11">Explicar dónde están en la red los proyectos <text:span text:style-name="T12">ROBOBLOCKS (proyecto bitbloq1 de bq) </text:span><text:s/>y <text:span text:style-name="T12">BLOCKLY</text:span>. Son de código abierto. Explicar que <text:span text:style-name="T7">roboblock es una adaptación de blockly que genera un código arduino.</text:span></text:p>
        </text:list-item>
        <text:list-item>
          <text:p text:style-name="P12">Objetivo final: conseguir el fichero <text:span text:style-name="T7">roboblocks.js</text:span>, que es el que usará visualino (carpeta /usr/share/visualino/html)</text:p>
        </text:list-item>
        <text:list-item>
          <text:p text:style-name="P12">Enseñar el bloque “Escribir en el pin digital ____ el valor [0,1] __” (propio)</text:p>
        </text:list-item>
      </text:list>
      <text:p text:style-name="P13"/>
      <text:h text:style-name="Heading_20_2" text:outline-level="2">Diapositivas 8, 9, <text:span text:style-name="T14">10 , 11 y 12</text:span></text:h>
      <text:p text:style-name="P13"/>
      <text:list xml:id="list8132505901389789154" text:style-name="L7">
        <text:list-item>
          <text:p text:style-name="P14">Procedimiento para la generación del fichero roboblocks.js en Ubuntu. Leer diapositiva. Dificultades (diapositiva 8)</text:p>
        </text:list-item>
        <text:list-item>
          <text:p text:style-name="P14">(Diap. 9) Cómo se crea un bloque. Ejemplo:<text:span text:style-name="T7"> inout_digital_write_var</text:span></text:p>
        </text:list-item>
      </text:list>
      <text:list xml:id="list8977265960221194380" text:style-name="L8">
        <text:list-item>
          <text:list>
            <text:list-item>
              <text:p text:style-name="P16">Crearla en la carpeta src/blocks.</text:p>
            </text:list-item>
            <text:list-item>
              <text:p text:style-name="P16">“Copiarse” o ir fijándose en cómo están hechos los otros bloques. Porque ya más información de cómo se programa estaría en la documentación de blockly.</text:p>
            </text:list-item>
            <text:list-item>
              <text:p text:style-name="P16">Enlace hacia BLOQUE_INOUT_DIGITAL_WRITE_VAR (ver su contenido)</text:p>
            </text:list-item>
            <text:list-item>
              <text:p text:style-name="P16">PRIMERO: fichero README.md </text:p>
            </text:list-item>
            <text:list-item>
              <text:p text:style-name="P16">SEGUNDO: Código de programación en javascript <text:s/><text:span text:style-name="T3">[nombre].js</text:span></text:p>
              <text:list>
                <text:list-item>
                  <text:p text:style-name="P16">Ver que está dividido en dos funciones, una que va llamando a objetos (plantillas) y va generando una variable alfanumérica code que es el código que se va añadiendo a la salida de VISUALINO a ARDUINO.</text:p>
                </text:list-item>
                <text:list-item>
                  <text:p text:style-name="P16">Segunda función: el diseño del bloque-→ nombre, colores, previo o siguiente…</text:p>
                </text:list-item>
              </text:list>
            </text:list-item>
            <text:list-item>
              <text:p text:style-name="P16">TERCERO: plantillas de código. Bien explicados en las fichas. Plantillas que se llaman desde el fichero anterior e indican cómo modificar el código.</text:p>
            </text:list-item>
          </text:list>
        </text:list-item>
      </text:list>
      <text:list xml:id="list110213655676104" text:continue-list="list8132505901389789154" text:style-name="L7">
        <text:list-item>
          <text:p text:style-name="P14">Diapositiva 12. Cómo se instala la última versión desde GITHUB, donde está mi código y el de otros (pero el proyecto parece estar parado y no contestan; la última versión deb no lo incluye – no he visto la de windows -).</text:p>
        </text:list-item>
      </text:list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0:14:47.940817647</meta:creation-date>
    <dc:date>2017-01-29T11:02:12.759150577</dc:date>
    <meta:editing-duration>PT22M32S</meta:editing-duration>
    <meta:editing-cycles>3</meta:editing-cycles>
    <meta:generator>LibreOffice/5.1.4.2$Linux_x86 LibreOffice_project/10m0$Build-2</meta:generator>
    <meta:document-statistic meta:table-count="0" meta:image-count="0" meta:object-count="0" meta:page-count="2" meta:paragraph-count="42" meta:word-count="552" meta:character-count="3350" meta:non-whitespace-character-count="2863"/>
  </office:meta>
</office:document-meta>
</file>